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fill-color="#355e00" draw:textarea-horizontal-align="right" draw:textarea-vertical-align="bottom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6.658cm" svg:y="5.08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2" draw:text-style-name="P1" draw:layer="layout" svg:width="3.175cm" svg:height="1.302cm" svg:x="6.023cm" svg:y="3.81cm" svg:viewBox="0 0 3176 1303" svg:d="m0 0c1270 2540 3175 584 3175 584">
            <text:p text:style-name="P3"/>
          </draw:path>
        </draw:g>
        <draw:custom-shape draw:style-name="gr3" draw:text-style-name="P2" draw:layer="layout" svg:width="12.7cm" svg:height="10.364cm" svg:x="5.715cm" svg:y="8.051cm">
          <text:p text:style-name="P2">Grid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.27cm" svg:height="1.27cm" svg:x="11.103cm" svg:y="5.08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2" draw:text-style-name="P1" draw:layer="layout" svg:width="3.175cm" svg:height="1.302cm" svg:x="10.468cm" svg:y="3.81cm" svg:viewBox="0 0 3176 1303" svg:d="m0 0c1270 2540 3175 584 3175 584">
            <text:p text:style-name="P3"/>
          </draw:path>
        </draw:g>
        <draw:g>
          <draw:custom-shape draw:style-name="gr1" draw:text-style-name="P1" draw:layer="layout" svg:width="1.27cm" svg:height="1.27cm" svg:x="15.548cm" svg:y="5.08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2" draw:text-style-name="P1" draw:layer="layout" svg:width="3.175cm" svg:height="1.302cm" svg:x="14.913cm" svg:y="3.81cm" svg:viewBox="0 0 3176 1303" svg:d="m0 0c1270 2540 3175 584 3175 584">
            <text:p text:style-name="P3"/>
          </draw:path>
        </draw:g>
        <draw:custom-shape draw:style-name="gr4" draw:text-style-name="P1" draw:layer="layout" svg:width="2.159cm" svg:height="1.27cm" svg:x="6.404cm" svg:y="8.61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2.159cm" svg:height="1.27cm" svg:x="10.461cm" svg:y="8.6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2.159cm" svg:height="1.27cm" svg:x="15.036cm" svg:y="8.72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.27cm" svg:height="1.27cm" svg:x="6.633cm" svg:y="12.66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4cm" svg:y="12.741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297cm" svg:y="12.719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488cm" svg:y="12.656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261cm" svg:y="12.739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364cm" svg:y="12.691cm">
          <text:p text:style-name="P3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293cm" svg:y1="9.885cm" svg:x2="7.293cm" svg:y2="12.66cm">
          <text:p text:style-name="P3"/>
        </draw:line>
        <draw:line draw:style-name="gr5" draw:text-style-name="P1" draw:layer="layout" svg:x1="7.293cm" svg:y1="9.886cm" svg:x2="9.198cm" svg:y2="12.656cm">
          <text:p text:style-name="P3"/>
        </draw:line>
        <draw:line draw:style-name="gr5" draw:text-style-name="P1" draw:layer="layout" svg:x1="7.293cm" svg:y1="9.886cm" svg:x2="11.103cm" svg:y2="12.741cm">
          <text:p text:style-name="P3"/>
        </draw:line>
        <draw:line draw:style-name="gr5" draw:text-style-name="P1" draw:layer="layout" svg:x1="7.293cm" svg:y1="9.886cm" svg:x2="13.008cm" svg:y2="12.719cm">
          <text:p text:style-name="P3"/>
        </draw:line>
        <draw:line draw:style-name="gr5" draw:text-style-name="P1" draw:layer="layout" svg:x1="7.293cm" svg:y1="9.886cm" svg:x2="14.913cm" svg:y2="12.656cm">
          <text:p text:style-name="P3"/>
        </draw:line>
        <draw:line draw:style-name="gr5" draw:text-style-name="P1" draw:layer="layout" svg:x1="7.293cm" svg:y1="9.885cm" svg:x2="16.818cm" svg:y2="12.691cm">
          <text:p text:style-name="P3"/>
        </draw:line>
        <draw:line draw:style-name="gr5" draw:text-style-name="P1" draw:layer="layout" svg:x1="11.738cm" svg:y1="9.94cm" svg:x2="9.199cm" svg:y2="12.656cm">
          <text:p text:style-name="P3"/>
        </draw:line>
        <draw:line draw:style-name="gr5" draw:text-style-name="P1" draw:layer="layout" svg:x1="16.183cm" svg:y1="9.993cm" svg:x2="9.199cm" svg:y2="12.656cm">
          <text:p text:style-name="P3"/>
        </draw:line>
        <draw:line draw:style-name="gr5" draw:text-style-name="P1" draw:layer="layout" svg:x1="7.294cm" svg:y1="9.886cm" svg:x2="9.199cm" svg:y2="12.656cm">
          <text:p text:style-name="P3"/>
        </draw:line>
        <draw:line draw:style-name="gr5" draw:text-style-name="P1" draw:layer="layout" svg:x1="11.738cm" svg:y1="9.993cm" svg:x2="7.293cm" svg:y2="12.661cm">
          <text:p text:style-name="P3"/>
        </draw:line>
        <draw:line draw:style-name="gr5" draw:text-style-name="P1" draw:layer="layout" svg:x1="16.183cm" svg:y1="9.993cm" svg:x2="7.293cm" svg:y2="12.661cm">
          <text:p text:style-name="P3"/>
        </draw:line>
        <draw:line draw:style-name="gr5" draw:text-style-name="P1" draw:layer="layout" svg:x1="11.738cm" svg:y1="9.885cm" svg:x2="11.103cm" svg:y2="12.742cm">
          <text:p text:style-name="P3"/>
        </draw:line>
        <draw:line draw:style-name="gr5" draw:text-style-name="P1" draw:layer="layout" svg:x1="16.183cm" svg:y1="9.993cm" svg:x2="11.103cm" svg:y2="12.742cm">
          <text:p text:style-name="P3"/>
        </draw:line>
        <draw:line draw:style-name="gr5" draw:text-style-name="P1" draw:layer="layout" svg:x1="7.293cm" svg:y1="9.887cm" svg:x2="11.103cm" svg:y2="12.742cm">
          <text:p text:style-name="P3"/>
        </draw:line>
        <draw:line draw:style-name="gr5" draw:text-style-name="P1" draw:layer="layout" svg:x1="7.293cm" svg:y1="9.887cm" svg:x2="11.103cm" svg:y2="12.742cm">
          <text:p text:style-name="P3"/>
        </draw:line>
        <draw:line draw:style-name="gr5" draw:text-style-name="P1" draw:layer="layout" svg:x1="11.738cm" svg:y1="9.993cm" svg:x2="13.009cm" svg:y2="12.72cm">
          <text:p text:style-name="P3"/>
        </draw:line>
        <draw:line draw:style-name="gr5" draw:text-style-name="P1" draw:layer="layout" svg:x1="16.183cm" svg:y1="9.993cm" svg:x2="13.009cm" svg:y2="12.72cm">
          <text:p text:style-name="P3"/>
        </draw:line>
        <draw:line draw:style-name="gr5" draw:text-style-name="P1" draw:layer="layout" svg:x1="7.294cm" svg:y1="9.887cm" svg:x2="13.009cm" svg:y2="12.72cm">
          <text:p text:style-name="P3"/>
        </draw:line>
        <draw:line draw:style-name="gr5" draw:text-style-name="P1" draw:layer="layout" svg:x1="11.738cm" svg:y1="9.993cm" svg:x2="14.913cm" svg:y2="12.656cm">
          <text:p text:style-name="P3"/>
        </draw:line>
        <draw:line draw:style-name="gr5" draw:text-style-name="P1" draw:layer="layout" svg:x1="16.183cm" svg:y1="9.993cm" svg:x2="14.913cm" svg:y2="12.656cm">
          <text:p text:style-name="P3"/>
        </draw:line>
        <draw:line draw:style-name="gr5" draw:text-style-name="P1" draw:layer="layout" svg:x1="7.293cm" svg:y1="9.886cm" svg:x2="14.913cm" svg:y2="12.656cm">
          <text:p text:style-name="P3"/>
        </draw:line>
        <draw:line draw:style-name="gr5" draw:text-style-name="P1" draw:layer="layout" svg:x1="11.738cm" svg:y1="9.887cm" svg:x2="16.819cm" svg:y2="12.691cm">
          <text:p text:style-name="P3"/>
        </draw:line>
        <draw:line draw:style-name="gr5" draw:text-style-name="P1" draw:layer="layout" svg:x1="16.183cm" svg:y1="9.993cm" svg:x2="16.819cm" svg:y2="12.691cm">
          <text:p text:style-name="P3"/>
        </draw:line>
        <draw:line draw:style-name="gr6" draw:text-style-name="P1" draw:layer="layout" svg:x1="7.293cm" svg:y1="6.35cm" svg:x2="7.293cm" svg:y2="8.615cm">
          <text:p text:style-name="P3"/>
        </draw:line>
        <draw:line draw:style-name="gr6" draw:text-style-name="P1" draw:layer="layout" svg:x1="11.738cm" svg:y1="6.405cm" svg:x2="11.738cm" svg:y2="8.67cm">
          <text:p text:style-name="P3"/>
        </draw:line>
        <draw:line draw:style-name="gr6" draw:text-style-name="P1" draw:layer="layout" svg:x1="16.183cm" svg:y1="6.35cm" svg:x2="16.183cm" svg:y2="8.615cm">
          <text:p text:style-name="P3"/>
        </draw:line>
        <draw:line draw:style-name="gr6" draw:text-style-name="P1" draw:layer="layout" svg:x1="7.293cm" svg:y1="6.351cm" svg:x2="7.293cm" svg:y2="8.616cm">
          <text:p text:style-name="P3"/>
        </draw:line>
        <draw:custom-shape draw:style-name="gr1" draw:text-style-name="P1" draw:layer="layout" svg:width="1.27cm" svg:height="1.27cm" svg:x="11.103cm" svg:y="15.87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293cm" svg:y1="13.93cm" svg:x2="11.738cm" svg:y2="15.875cm">
          <text:p text:style-name="P3"/>
        </draw:line>
        <draw:line draw:style-name="gr6" draw:text-style-name="P1" draw:layer="layout" svg:x1="9.198cm" svg:y1="13.931cm" svg:x2="11.739cm" svg:y2="15.876cm">
          <text:p text:style-name="P3"/>
        </draw:line>
        <draw:line draw:style-name="gr6" draw:text-style-name="P1" draw:layer="layout" svg:x1="11.103cm" svg:y1="14.011cm" svg:x2="11.739cm" svg:y2="15.876cm">
          <text:p text:style-name="P3"/>
        </draw:line>
        <draw:line draw:style-name="gr6" draw:text-style-name="P1" draw:layer="layout" svg:x1="13.008cm" svg:y1="13.989cm" svg:x2="11.739cm" svg:y2="15.876cm">
          <text:p text:style-name="P3"/>
        </draw:line>
        <draw:line draw:style-name="gr6" draw:text-style-name="P1" draw:layer="layout" svg:x1="14.913cm" svg:y1="14.009cm" svg:x2="11.739cm" svg:y2="15.876cm">
          <text:p text:style-name="P3"/>
        </draw:line>
        <draw:line draw:style-name="gr6" draw:text-style-name="P1" draw:layer="layout" svg:x1="16.818cm" svg:y1="13.961cm" svg:x2="11.739cm" svg:y2="15.876cm">
          <text:p text:style-name="P3"/>
        </draw:line>
        <draw:frame draw:style-name="gr7" draw:layer="layout" svg:width="3.745cm" svg:height="0.962cm" svg:x="0.7cm" svg:y="4.753cm">
          <draw:text-box>
            <text:p text:style-name="P3">Telescopes</text:p>
          </draw:text-box>
        </draw:frame>
        <draw:frame draw:style-name="gr7" draw:layer="layout" svg:width="3.741cm" svg:height="0.962cm" svg:x="0.7cm" svg:y="8.563cm">
          <draw:text-box>
            <text:p text:style-name="P3">Data nodes</text:p>
          </draw:text-box>
        </draw:frame>
        <draw:frame draw:style-name="gr7" draw:layer="layout" svg:width="5.218cm" svg:height="0.962cm" svg:x="0.635cm" svg:y="12.66cm">
          <draw:text-box>
            <text:p text:style-name="P3">Correlator nodes</text:p>
          </draw:text-box>
        </draw:frame>
        <draw:frame draw:style-name="gr7" draw:layer="layout" svg:width="3.99cm" svg:height="0.962cm" svg:x="0.635cm" svg:y="15.875cm">
          <draw:text-box>
            <text:p text:style-name="P3">Output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28T16:37:29</meta:creation-date>
    <dc:date>2007-04-12T12:00:39</dc:date>
    <dc:language>en-US</dc:language>
    <meta:editing-cycles>9</meta:editing-cycles>
    <meta:editing-duration>PT2H13M16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